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m Imię</text:span><text:span text:style-name="T1"><text:line-break/></text:span><text:span text:style-name="T1">Twoje, Panie,</text:span><text:span text:style-name="T1"><text:line-break/></text:span><text:span text:style-name="T1">wywyższam Cię</text:span><text:span text:style-name="T1"><text:line-break/></text:span><text:span text:style-name="T1">i daję Ci hołd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 przedsionku chwały</text:span><text:span text:style-name="T1"><text:line-break/></text:span><text:span text:style-name="T1">Twej staję,</text:span><text:span text:style-name="T1"><text:line-break/></text:span><text:span text:style-name="T1">z radością</text:span><text:span text:style-name="T1"><text:line-break/></text:span><text:span text:style-name="T1">śpiewam Ci pieśń</text:span><text:span text:style-name="T1"><text:line-break/></text:span><text:span text:style-name="T1">(Uwielbiam Imię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 Panie Jezu</text:span><text:span text:style-name="T1"><text:line-break/></text:span><text:span text:style-name="T1">chcę wyznać, że</text:span><text:span text:style-name="T1"><text:line-break/></text:span><text:span text:style-name="T1">Ja kocham Ciebie,</text:span><text:span text:style-name="T1"><text:line-break/></text:span><text:span text:style-name="T1">Ty zmieniasz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cę Ci dziękować</text:span><text:span text:style-name="T1"><text:line-break/></text:span><text:span text:style-name="T1">dziś ze wszystkich sił,</text:span><text:span text:style-name="T1"><text:line-break/></text:span><text:span text:style-name="T1">Dajesz mi siebie,</text:span><text:span text:style-name="T1"><text:line-break/></text:span><text:span text:style-name="T1">bym na wieki żył</text:span><text:span text:style-name="T1"><text:line-break/></text:span><text:span text:style-name="T1">( O Panie Jezu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Zwrotka" style:family="graphic">
      <style:paragraph-properties fo:margin-left="0.884cm" fo:margin-right="0cm" fo:text-indent="0cm" style:text-autospace="none"/>
      <style:text-properties fo:font-size="24.7000007629395pt" fo:language="zxx" fo:country="none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 ">
            <style:list-level-properties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2" text:bullet-char=" ">
            <style:list-level-properties text:space-before="1.6cm" text:min-label-width="0.8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3" text:bullet-char=" ">
            <style:list-level-properties text:space-before="3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4" text:bullet-char=" ">
            <style:list-level-properties text:space-before="4.2cm" text:min-label-width="0.6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5" text:bullet-char=" ">
            <style:list-level-properties text:space-before="5.4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6" text:bullet-char=" ">
            <style:list-level-properties text:space-before="6.6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7" text:bullet-char=" ">
            <style:list-level-properties text:space-before="7.8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8" text:bullet-char=" ">
            <style:list-level-properties text:space-before="9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9" text:bullet-char=" ">
            <style:list-level-properties text:space-before="10.2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2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 ">
        <style:list-level-properties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2" text:bullet-char=" ">
        <style:list-level-properties text:space-before="1.6cm" text:min-label-width="0.8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3" text:bullet-char=" ">
        <style:list-level-properties text:space-before="3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ala b</meta:initial-creator>
    <meta:creation-date>2006-04-01T22:03:58</meta:creation-date>
    <dc:date>2013-04-30T19:26:35.93</dc:date>
    <dc:language>pl-PL</dc:language>
    <meta:editing-cycles>20</meta:editing-cycles>
    <meta:editing-duration>PT2H7M43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